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F1000003149E9BD1295CC0DEB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rlito2" svg:font-family="Carlito" style:font-family-generic="roman" style:font-pitch="variable"/>
    <style:font-face style:name="Carlito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5.70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60pt" style:text-underline-style="solid" style:text-underline-type="double" style:text-underline-width="auto" style:text-underline-color="font-color" style:font-size-asian="60pt" style:font-size-complex="6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style:letter-kerning="true" fo:background-color="transparent" style:font-name-asian="DejaVu Sans" style:font-size-asian="24pt" style:font-style-asian="normal" style:font-name-complex="Lohit Devanagari" style:font-size-complex="24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DejaVu Sans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DejaVu Sans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2cm" presentation:class="title" presentation:user-transformed="true">
          <draw:text-box>
            <text:p><text:span text:style-name="T1">* Dry </text:span><text:span text:style-name="T2">Trash</text:span><text:span text:style-name="T1"> *</text:span></text:p>
          </draw:text-box>
        </draw:frame>
        <draw:frame presentation:style-name="pr2" draw:text-style-name="P2" draw:layer="layout" svg:width="28cm" svg:height="6.609cm" svg:x="0cm" svg:y="6.6cm">
          <draw:text-box>
            <text:p><text:span text:style-name="T3">THIS IS NOT RECYCLING!</text:span><text:span text:style-name="T3"><text:line-break/></text:span><text:span text:style-name="T4">DO NOT THROW RECYCLING INTO THIS!!</text:span><text:span text:style-name="T5"><text:line-break/></text:span><text:span text:style-name="T5">(Please put </text:span><text:span text:style-name="T6">recyclable materials into the green recycling buckets)</text:span></text:p>
            <text:p><text:span text:style-name="T6"/></text:p>
            <text:p><text:span text:style-name="T7">This bucket can have:</text:span></text:p>
            <text:p><text:span text:style-name="T6">Any kind of trash that is dried out</text:span></text:p>
            <text:p><text:span text:style-name="T6">and clear of food debris or other filt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rlito2" svg:font-family="Carlito" style:font-family-generic="roman" style:font-pitch="variable"/>
    <style:font-face style:name="Carlito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201000004F1000003149E9BD1295CC0DEB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 draw:shadow="hidden" draw:shadow-offset-x="0.1cm" draw:shadow-offset-y="0.1cm" draw:shadow-opacity="9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1" fo:font-family="Carlito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duardunix </meta:initial-creator>
    <meta:creation-date>2015-08-05T15:57:35.827918077</meta:creation-date>
    <dc:date>2022-05-23T16:14:32.625865805</dc:date>
    <meta:editing-duration>PT27M45S</meta:editing-duration>
    <meta:editing-cycles>3</meta:editing-cycles>
    <meta:generator>LibreOffice/6.4.7.2$Linux_X86_64 LibreOffice_project/40$Build-2</meta:generator>
    <meta:document-statistic meta:object-count="25"/>
  </office:meta>
</office:document-meta>
</file>